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1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6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36pt" style:font-size-asian="36pt" style:font-size-complex="36pt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margin-left="0cm" fo:margin-right="0cm" fo:line-height="105%" fo:text-indent="0cm"/>
    </style:style>
    <style:style style:name="P13" style:family="paragraph">
      <style:paragraph-properties text:enable-numbering="false" fo:margin-left="0cm" fo:margin-right="0cm" fo:line-height="105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5" style:family="paragraph">
      <style:paragraph-properties fo:margin-left="0cm" fo:margin-right="0cm" fo:margin-top="0.0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0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1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fo:font-size="24pt"/>
    </style:style>
    <style:style style:name="T13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min-label-width="0.948cm"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4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1.8cm" svg:height="2.497cm" svg:x="6.8cm" svg:y="8.149cm">
          <draw:text-box>
            <text:p text:style-name="P3"><text:span text:style-name="T2">References and nested data structure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5">What are references?</text:span></text:p>
              </text:list-item>
              <text:list-item>
                <text:p text:style-name="P9"><text:span text:style-name="T5">Reference types</text:span></text:p>
              </text:list-item>
              <text:list-item>
                <text:p text:style-name="P9"><text:span text:style-name="T5">Creating references</text:span></text:p>
              </text:list-item>
              <text:list-item>
                <text:p text:style-name="P9"><text:span text:style-name="T5">Using references</text:span></text:p>
              </text:list-item>
              <text:list-item>
                <text:p text:style-name="P9"><text:span text:style-name="T5">Reference interpolation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are references?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A piece of data that tells us the location of another piece of data</text:p>
              </text:list-item>
              <text:list-item>
                <text:p text:style-name="P7">A reference is a scalar value that refers to an array or a hash <text:line-break/>(or to just about anything else).</text:p>
              </text:list-item>
              <text:list-item>
                <text:p text:style-name="P7">References are the way to implement complicated data structures in Perl</text:p>
              </text:list-item>
              <text:list-item>
                <text:p text:style-name="P7">References are like pointers that know what they point to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ference typ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Builtin types include:<text:line-break/><text:span text:style-name="T6"> <text:s text:c="3"/>SCALAR</text:span><text:span text:style-name="T6"><text:line-break/></text:span><text:span text:style-name="T6"> <text:s text:c="3"/>ARRAY</text:span><text:span text:style-name="T6"><text:line-break/></text:span><text:span text:style-name="T6"> <text:s text:c="3"/>HASH</text:span><text:span text:style-name="T6"><text:line-break/></text:span><text:span text:style-name="T6"> <text:s text:c="3"/>CODE</text:span><text:span text:style-name="T6"><text:line-break/></text:span><text:span text:style-name="T6"> <text:s text:c="3"/>REF</text:span><text:span text:style-name="T6"><text:line-break/></text:span><text:span text:style-name="T6"> <text:s text:c="3"/>GLOB</text:span><text:span text:style-name="T6"><text:line-break/></text:span><text:span text:style-name="T6"> <text:s text:c="3"/>LVALUE</text:span><text:span text:style-name="T6"><text:line-break/></text:span><text:span text:style-name="T6"> <text:s text:c="3"/>FORMAT</text:span><text:span text:style-name="T6"><text:line-break/></text:span><text:span text:style-name="T6"> <text:s text:c="3"/>IO</text:span><text:span text:style-name="T6"><text:line-break/></text:span><text:span text:style-name="T6"> <text:s text:c="3"/>VSTRING</text:span><text:span text:style-name="T6"><text:line-break/></text:span><text:span text:style-name="T6"> <text:s text:c="3"/>Regexp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ference typ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Most used:<text:line-break/><text:span text:style-name="T7"> <text:s text:c="3"/>SCALAR <text:s/>– reference to scalar</text:span><text:span text:style-name="T7"><text:line-break/></text:span><text:span text:style-name="T7"> <text:s text:c="3"/>ARRAY <text:s text:c="2"/>– reference to array</text:span><text:span text:style-name="T7"><text:line-break/></text:span><text:span text:style-name="T7"> <text:s text:c="3"/>HASH <text:s text:c="3"/>– reference to hash</text:span><text:span text:style-name="T7"><text:line-break/></text:span><text:span text:style-name="T7"> <text:s text:c="3"/>CODE <text:s text:c="3"/>– reference to anonymous sub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Creat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Just two ways to make a reference</text:p>
              </text:list-item>
            </text:list>
            <text:list text:style-name="L5">
              <text:list-item>
                <text:list>
                  <text:list-item>
                    <text:p text:style-name="P7"><text:s/>By putting a <text:span text:style-name="T8">\</text:span> in front of a variable<text:line-break/><text:line-break/><text:line-break/></text:p>
                  </text:list-item>
                  <text:list-item>
                    <text:p text:style-name="P7"><text:s/><text:span text:style-name="T8">[ITEMS]</text:span> makes a new, anonymous array,<text:line-break/> <text:span text:style-name="T8">{ITEMS}</text:span> makes a new, anonymous hash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2.502cm" svg:height="3cm" svg:x="1.3cm" svg:y="6.9cm">
          <text:p text:style-name="P12"><text:span text:style-name="T9">$aref = \@array; <text:s text:c="2"/># $aref - reference to @array</text:span></text:p>
          <text:p text:style-name="P12"><text:span text:style-name="T9">$href = \%hash; <text:s text:c="3"/># $href - reference to %hash</text:span></text:p>
          <text:p text:style-name="P12"><text:span text:style-name="T9">$sref = \$scalar; <text:s/># $sref - reference to $scalar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2.502cm" svg:height="4.561cm" svg:x="1.3cm" svg:y="13.4cm">
          <text:p text:style-name="P12"><text:span text:style-name="T9">$aref = [ 1, "foo", undef, 13 ];</text:span></text:p>
          <text:p text:style-name="P12"><text:span text:style-name="T9"># $aref now holds a reference to an array</text:span></text:p>
          <text:p text:style-name="P12"><text:span text:style-name="T9"/></text:p>
          <text:p text:style-name="P12"><text:span text:style-name="T9">$href = { APR =&gt; 4, AUG =&gt; 8 };</text:span></text:p>
          <text:p text:style-name="P12"><text:span text:style-name="T9"># $href now holds a reference to a hash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Just two ways to use references</text:p>
              </text:list-item>
            </text:list>
            <text:list text:style-name="L5">
              <text:list-item>
                <text:list>
                  <text:list-item>
                    <text:p text:style-name="P7"><text:s/>Use curly braces preceded with the sigil of the variable you refer to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22.502cm" svg:height="8cm" svg:x="1.3cm" svg:y="8.5cm">
          <text:p text:style-name="P12"><text:span text:style-name="T9">@{$aref}; <text:s text:c="12"/># An array</text:span></text:p>
          <text:p text:style-name="P12"><text:span text:style-name="T9">reverse @{$aref}; <text:s text:c="4"/># Reverse the array</text:span></text:p>
          <text:p text:style-name="P12"><text:span text:style-name="T9">${$aref}[3]; <text:s text:c="9"/># An element of the array</text:span></text:p>
          <text:p text:style-name="P12"><text:span text:style-name="T9">${$aref}[3] = 17; <text:s text:c="4"/># Assigning an element</text:span></text:p>
          <text:p text:style-name="P12"><text:span text:style-name="T9"/></text:p>
          <text:p text:style-name="P12"><text:span text:style-name="T9">%{$href}; <text:s text:c="12"/># A hash</text:span></text:p>
          <text:p text:style-name="P12"><text:span text:style-name="T9">keys %{$href}; <text:s text:c="7"/># Get the keys from the hash</text:span></text:p>
          <text:p text:style-name="P12"><text:span text:style-name="T9">${$href}{'red'} <text:s text:c="6"/># An element of the hash</text:span></text:p>
          <text:p text:style-name="P12"><text:span text:style-name="T9">${$href}{'red'} = 17; # Assigning an elemen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Just two ways to use references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<text:s/></text:span><text:span text:style-name="T10">Use the arrow operator to access elem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11">In between two subscripts, the arrow is opt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22.502cm" svg:height="9.601cm" svg:x="1.3cm" svg:y="8.5cm">
          <text:p text:style-name="P12"><text:span text:style-name="T9">@$aref; <text:s text:c="13"/># An array</text:span></text:p>
          <text:p text:style-name="P12"><text:span text:style-name="T9">reverse @$aref; <text:s text:c="5"/># Reverse the array</text:span></text:p>
          <text:p text:style-name="P12"><text:span text:style-name="T9">$aref-&gt;[3]; <text:s text:c="9"/># An element of the array</text:span></text:p>
          <text:p text:style-name="P12"><text:span text:style-name="T9">$aref-&gt;[3] = 17; <text:s text:c="4"/># Assigning an element</text:span></text:p>
          <text:p text:style-name="P12"><text:span text:style-name="T9">$aref-&gt;[0]-&gt;[2] can be written as $aref-&gt;[0][2]</text:span></text:p>
          <text:p text:style-name="P12"><text:span text:style-name="T9">%$href; <text:s text:c="13"/># A hash</text:span></text:p>
          <text:p text:style-name="P12"><text:span text:style-name="T9">keys %$href; <text:s text:c="8"/># Get the keys from the hash</text:span></text:p>
          <text:p text:style-name="P12"><text:span text:style-name="T9">$href-&gt;{'red'} <text:s text:c="6"/># An element of the hash</text:span></text:p>
          <text:p text:style-name="P12"><text:span text:style-name="T9">$href-&gt;{'red'} = 17; # Assigning an element</text:span></text:p>
          <text:p text:style-name="P12"><text:span text:style-name="T9">$href-&gt;{'green'}-&gt;{leaf} </text:span></text:p>
          <text:p text:style-name="P12"><text:span text:style-name="T9"><text:s text:c="4"/></text:span><text:span text:style-name="T9">can be written as $href-&gt;{'green'}{leaf}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.539cm" svg:height="1.195cm" svg:x="23.503cm" svg:y="2.403cm">
          <draw:text-box>
            <text:p text:style-name="P7"><text:span text:style-name="T12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</text:p>
              </text:list-item>
            </text:list>
          </draw:text-box>
        </draw:frame>
        <draw:custom-shape draw:style-name="gr10" draw:text-style-name="P18" draw:layer="layout" svg:width="22.502cm" svg:height="12.5cm" svg:x="1.3cm" svg:y="5cm">
          <text:p text:style-name="P12"><text:span text:style-name="T13">my $self = {</text:span></text:p>
          <text:p text:style-name="P12"><text:span text:style-name="T13"><text:s text:c="4"/></text:span><text:span text:style-name="T13">name =&gt;'Krassi',</text:span></text:p>
          <text:p text:style-name="P12"><text:span text:style-name="T13"><text:s text:c="4"/></text:span><text:span text:style-name="T13">family_name =&gt; 'Berov',</text:span></text:p>
          <text:p text:style-name="P12"><text:span text:style-name="T13"><text:s text:c="4"/></text:span><text:span text:style-name="T13">children =&gt;[qw|Maria Pavel Viktoria|],</text:span></text:p>
          <text:p text:style-name="P12"><text:span text:style-name="T13"><text:tab/></text:span><text:span text:style-name="T13">favorite_things =&gt;{</text:span></text:p>
          <text:p text:style-name="P12"><text:span text:style-name="T13"><text:s text:c="3"/></text:span><text:span text:style-name="T13">}</text:span></text:p>
          <text:p text:style-name="P12"><text:span text:style-name="T13">};</text:span></text:p>
          <text:p text:style-name="P12"><text:span text:style-name="T13">print "Hello! I am $self-&gt;{name} $self-&gt;{family_name}"' </text:span></text:p>
          <text:p text:style-name="P12"><text:span text:style-name="T13">print 'I have '. scalar @{$self-&gt;{children}} </text:span></text:p>
          <text:p text:style-name="P12"><text:span text:style-name="T13"><text:s text:c="5"/></text:span><text:span text:style-name="T13">.' children.';</text:span></text:p>
          <text:p text:style-name="P12"><text:span text:style-name="T13">print 'They are named:'</text:span></text:p>
          <text:p text:style-name="P12"><text:span text:style-name="T13"><text:tab/></text:span><text:span text:style-name="T13"><text:tab/></text:span><text:span text:style-name="T13">. map {$_ . "\n"} @{$self-&gt;{children}};</text:span></text:p>
          <text:p text:style-name="P12"><text:span text:style-name="T13"/></text:p>
          <text:p text:style-name="P12"><text:span text:style-name="T13">#see using.pl for more</text:span></text:p>
          <text:p text:style-name="P12"><text:span text:style-name="T13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sing referenc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</text:p>
              </text:list-item>
            </text:list>
          </draw:text-box>
        </draw:frame>
        <draw:custom-shape draw:style-name="gr10" draw:text-style-name="P18" draw:layer="layout" svg:width="22.502cm" svg:height="12.5cm" svg:x="1.3cm" svg:y="5cm">
          <text:p text:style-name="P12"><text:span text:style-name="T13">my $self = {</text:span></text:p>
          <text:p text:style-name="P12"><text:span text:style-name="T13"><text:s text:c="4"/></text:span><text:span text:style-name="T13">name =&gt;'Krassi',</text:span></text:p>
          <text:p text:style-name="P12"><text:span text:style-name="T13"><text:s text:c="4"/></text:span><text:span text:style-name="T13">family_name =&gt; 'Berov',</text:span></text:p>
          <text:p text:style-name="P12"><text:span text:style-name="T13"><text:s text:c="4"/></text:span><text:span text:style-name="T13">children =&gt;[qw|Maria Pavel Viktoria|],</text:span></text:p>
          <text:p text:style-name="P12"><text:span text:style-name="T13"><text:tab/></text:span><text:span text:style-name="T13">favorite_things =&gt;{</text:span></text:p>
          <text:p text:style-name="P12"><text:span text:style-name="T13"><text:s text:c="3"/></text:span><text:span text:style-name="T13">}</text:span></text:p>
          <text:p text:style-name="P12"><text:span text:style-name="T13">};</text:span></text:p>
          <text:p text:style-name="P12"><text:span text:style-name="T13">print "Hello! I am $self-&gt;{name} $self-&gt;{family_name}"' </text:span></text:p>
          <text:p text:style-name="P12"><text:span text:style-name="T13">print 'I have '. scalar @{$self-&gt;{children}} </text:span></text:p>
          <text:p text:style-name="P12"><text:span text:style-name="T13"><text:s text:c="5"/></text:span><text:span text:style-name="T13">.' children.';</text:span></text:p>
          <text:p text:style-name="P12"><text:span text:style-name="T13">print 'They are named:'</text:span></text:p>
          <text:p text:style-name="P12"><text:span text:style-name="T13"><text:tab/></text:span><text:span text:style-name="T13"><text:tab/></text:span><text:span text:style-name="T13">. map {$_ . "\n"} @{$self-&gt;{children}};</text:span></text:p>
          <text:p text:style-name="P12"><text:span text:style-name="T13"/></text:p>
          <text:p text:style-name="P12"><text:span text:style-name="T13">#see using.pl for more</text:span></text:p>
          <text:p text:style-name="P12"><text:span text:style-name="T13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ference interpolation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</text:p>
              </text:list-item>
            </text:list>
          </draw:text-box>
        </draw:frame>
        <draw:custom-shape draw:style-name="gr11" draw:text-style-name="P18" draw:layer="layout" svg:width="22.502cm" svg:height="13.217cm" svg:x="1.3cm" svg:y="5cm">
          <text:p text:style-name="P12"><text:span text:style-name="T13">my @pets = qw|Goldy Amelia Jako|;</text:span></text:p>
          <text:p text:style-name="P12"><text:span text:style-name="T13">my $self = {</text:span></text:p>
          <text:p text:style-name="P12"><text:span text:style-name="T13"><text:s text:c="4"/></text:span><text:span text:style-name="T13">name =&gt;'Krassi',</text:span></text:p>
          <text:p text:style-name="P12"><text:span text:style-name="T13"><text:s text:c="4"/></text:span><text:span text:style-name="T13">family_name =&gt; 'Berov',</text:span></text:p>
          <text:p text:style-name="P12"><text:span text:style-name="T13"><text:s text:c="4"/></text:span><text:span text:style-name="T13">can =&gt; sub { return shift },</text:span></text:p>
          <text:p text:style-name="P12"><text:span text:style-name="T13"><text:s text:c="4"/></text:span><text:span text:style-name="T13">pets =&gt; \@pets,</text:span></text:p>
          <text:p text:style-name="P12"><text:span text:style-name="T13"><text:s text:c="4"/></text:span><text:span text:style-name="T13">children =&gt;[qw|Maria Pavel Victoria|],</text:span></text:p>
          <text:p text:style-name="P12"><text:span text:style-name="T13">};</text:span></text:p>
          <text:p text:style-name="P12"><text:span text:style-name="T13"/></text:p>
          <text:p text:style-name="P12"><text:span text:style-name="T13">print &lt;&lt;TXT;</text:span></text:p>
          <text:p text:style-name="P12"><text:span text:style-name="T13"><text:s/></text:span><text:span text:style-name="T13">Hello! </text:span></text:p>
          <text:p text:style-name="P12"><text:span text:style-name="T13"><text:s text:c="5"/></text:span><text:span text:style-name="T13">I am $self-&gt;{name} $self-&gt;{family_name}.</text:span></text:p>
          <text:p text:style-name="P12"><text:span text:style-name="T13"><text:s text:c="5"/></text:span><text:span text:style-name="T13">I can ${\$self-&gt;{can}('talk')}.</text:span></text:p>
          <text:p text:style-name="P12"><text:span text:style-name="T13"><text:s text:c="5"/></text:span><text:span text:style-name="T13">My first child is $self-&gt;{children}[0].</text:span></text:p>
          <text:p text:style-name="P12"><text:span text:style-name="T13"><text:s text:c="5"/></text:span><text:span text:style-name="T13">My last child is $self-&gt;{children}[-1].</text:span></text:p>
          <text:p text:style-name="P12"><text:span text:style-name="T13"><text:s text:c="5"/></text:span><text:span text:style-name="T13">I do not have a pet named $self-&gt;{pets}[1].</text:span></text:p>
          <text:p text:style-name="P12"><text:span text:style-name="T13">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14">References </text:span><text:span text:style-name="T14"><text:line-break/></text:span><text:span text:style-name="T14">and nested data structures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sources</text:p>
                <text:list>
                  <text:list-item>
                    <text:p text:style-name="P7">perlreftut</text:p>
                  </text:list-item>
                  <text:list-item>
                    <text:p text:style-name="P7">perllol</text:p>
                  </text:list-item>
                  <text:list-item>
                    <text:p text:style-name="P7">perldsc</text:p>
                  </text:list-item>
                  <text:list-item>
                    <text:p text:style-name="P7">perlref</text:p>
                  </text:list-item>
                  <text:list-item>
                    <text:p text:style-name="P7">Beginning Perl (Chapter 7 – References)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19" draw:layer="layout" svg:width="17.603cm" svg:height="2.948cm" svg:x="7.099cm" svg:y="-0.013cm" presentation:class="title" presentation:user-transformed="true">
          <draw:text-box>
            <text:p text:style-name="P7"><text:span text:style-name="T14">References </text:span><text:span text:style-name="T14"><text:line-break/></text:span><text:span text:style-name="T14">and nested data structures</text:span></text:p>
          </draw:text-box>
        </draw:frame>
        <draw:frame presentation:style-name="pr8" draw:text-style-name="P21" draw:layer="layout" svg:width="12.801cm" svg:height="3.405cm" svg:x="6.499cm" svg:y="7.523cm" presentation:class="outline" presentation:user-transformed="true">
          <draw:text-box>
            <text:p text:style-name="P20"><text:span text:style-name="T15">Questions?</text:span></text:p>
          </draw:text-box>
        </draw:frame>
        <presentation:notes draw:style-name="dp4">
          <draw:page-thumbnail draw:layer="layout" svg:width="14.213cm" svg:height="10.659cm" svg:x="2.756cm" svg:y="2.134cm" draw:page-number="13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7T02:37:19</dc:date>
    <meta:editing-cycles>139</meta:editing-cycles>
    <meta:editing-duration>PT15H17M34S</meta:editing-duration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